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689000010553F4A8B3B.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Calibri" svg:font-family="Calibri, Calibri" style:font-family-generic="swiss"/>
    <style:font-face style:name="Cambria" svg:font-family="Cambria, Cambria"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font-weight="normal" style:font-weight-asian="normal" style:font-weight-complex="normal"/>
    </style:style>
    <style:style style:name="P5" style:family="paragraph" style:parent-style-name="Standard">
      <style:text-properties fo:font-size="16pt" fo:language="en" fo:country="US"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font-name="Consolas" fo:font-size="10pt" fo:language="en" fo:country="US" fo:font-weight="bold" style:font-name-asian="Consolas" style:font-size-asian="10pt" style:font-weight-asian="bold" style:font-name-complex="Consolas" style:font-size-complex="10pt" style:font-weight-complex="bold"/>
    </style:style>
    <style:style style:name="P8" style:family="paragraph" style:parent-style-name="Standard">
      <style:text-properties fo:color="#586e75" style:font-name="Consolas" fo:font-size="10pt" fo:language="en" fo:country="US" fo:font-weight="bold" style:font-name-asian="Consolas" style:font-size-asian="10pt" style:font-weight-asian="bold" style:font-name-complex="Consolas" style:font-size-complex="10pt" style:font-weight-complex="bold"/>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839496" style:font-name="Consolas" fo:font-size="10pt" style:font-name-asian="Consolas" style:font-size-asian="10pt" style:font-name-complex="Consolas" style:font-size-complex="10pt"/>
    </style:style>
    <style:style style:name="P11" style:family="paragraph" style:parent-style-name="Standard">
      <style:paragraph-properties fo:margin-top="0cm" fo:margin-bottom="0.104cm" style:text-autospace="none"/>
      <style:text-properties fo:color="#000000" style:text-line-through-style="none" style:font-name="Times New Roman" fo:font-size="11pt" fo:language="en" fo:country="US" style:text-underline-style="none" fo:font-weight="normal" style:font-name-asian="Calibri" style:font-size-asian="11pt" style:font-weight-asian="normal" style:font-name-complex="Calibri" style:font-size-complex="11pt" style:font-weight-complex="normal"/>
    </style:style>
    <style:style style:name="T1" style:family="text">
      <style:text-properties fo:color="#000000" style:font-name="Cambria" fo:font-size="14pt" fo:language="en" fo:country="US" fo:font-weight="bold" style:font-name-asian="Cambria" style:font-size-asian="14pt" style:font-weight-asian="bold" style:font-name-complex="Cambria" style:font-size-complex="14pt" style:font-weight-complex="bold"/>
    </style:style>
    <style:style style:name="T2" style:family="text">
      <style:text-properties fo:color="#000000" style:font-name="Times New Roman" fo:font-size="14pt" fo:language="en" fo:country="US" fo:font-weight="bold" style:font-name-asian="Cambria" style:font-size-asian="14pt" style:font-weight-asian="bold" style:font-name-complex="Cambria" style:font-size-complex="14pt" style:font-weight-complex="bold"/>
    </style:style>
    <style:style style:name="T3" style:family="text">
      <style:text-properties fo:color="#000000" style:font-name="Times New Roman" fo:font-size="12pt" fo:language="en" fo:country="US" fo:font-weight="bold" style:font-name-asian="Cambria" style:font-size-asian="12pt" style:font-weight-asian="bold" style:font-name-complex="Cambria" style:font-size-complex="12pt" style:font-weight-complex="bold"/>
    </style:style>
    <style:style style:name="T4" style:family="text">
      <style:text-properties fo:color="#000000" style:font-name="Times New Roman" fo:font-size="12pt" fo:language="en" fo:country="US" fo:font-weight="normal" style:font-name-asian="Cambria" style:font-size-asian="12pt" style:font-weight-asian="normal" style:font-name-complex="Cambria" style:font-size-complex="12pt" style:font-weight-complex="normal"/>
    </style:style>
    <style:style style:name="T5" style:family="text">
      <style:text-properties fo:font-variant="normal" fo:text-transform="none" fo:color="#000000" style:font-name="sans-serif" fo:font-size="9.75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T10" style:family="text">
      <style:text-properties fo:color="#678cb1"/>
    </style:style>
    <style:style style:name="T11" style:family="text">
      <style:text-properties fo:color="#678cb1" fo:font-style="italic" style:font-style-asian="italic" style:font-style-complex="italic"/>
    </style:style>
    <style:style style:name="T12" style:family="text">
      <style:text-properties fo:color="#839496"/>
    </style:style>
    <style:style style:name="T13" style:family="text">
      <style:text-properties fo:color="#268bd2"/>
    </style:style>
    <style:style style:name="T14" style:family="text">
      <style:text-properties fo:color="#268bd2" fo:font-weight="bold" style:font-weight-asian="bold" style:font-weight-complex="bold"/>
    </style:style>
    <style:style style:name="T15" style:family="text">
      <style:text-properties fo:color="#b58900"/>
    </style:style>
    <style:style style:name="T16" style:family="text">
      <style:text-properties fo:color="#b58900" fo:font-weight="bold" style:font-weight-asian="bold" style:font-weight-complex="bold"/>
    </style:style>
    <style:style style:name="T17" style:family="text">
      <style:text-properties fo:color="#b58900" fo:language="en" fo:country="US" fo:font-weight="bold" style:font-weight-asian="bold" style:font-weight-complex="bold"/>
    </style:style>
    <style:style style:name="T18" style:family="text">
      <style:text-properties fo:color="#e0e2e4" fo:font-style="italic" style:font-style-asian="italic" style:font-style-complex="italic"/>
    </style:style>
    <style:style style:name="T19" style:family="text">
      <style:text-properties fo:color="#dc322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ercise 10.03 – Singleton </text:p>
      <text:p text:style-name="P2">a) Find (and insert into a document) a general UML class diagram of a Singleton design pattern.</text:p>
      <text:p text:style-name="P1"><draw:frame draw:style-name="fr1" draw:name="graphics1" text:anchor-type="paragraph" svg:width="5.77cm" svg:height="4.18cm" draw:z-index="0"><draw:image xlink:href="Pictures/2000000700001689000010553F4A8B3B.svm" xlink:type="simple" xlink:show="embed" xlink:actuate="onLoad"/></draw:frame></text:p>
      <text:p text:style-name="P2">b) Describe the overall purpose for the Singleton design pattern.</text:p>
      <text:p text:style-name="P6"><text:span text:style-name="T8">Ensure that a class only has one instance, and provide a global point to access it. Make a system more efficiently when only one object exists.</text:span></text:p>
      <text:p text:style-name="P3"/>
      <text:p text:style-name="P2">c) Describe in text each part of the general UML class diagram (what makes it a singleton).</text:p>
      <text:p text:style-name="Standard"><text:span text:style-name="T9">Private class variable (instance) of the same type as the class (Singleton) . Private constructor (Singleton) makes sure that the object cannot be instantiated elsewhere. Public static method (getInstance()) returning an instance of the class (Singleton). This method has to ensure that only one instance is created.</text:span></text:p>
      <text:p text:style-name="P2"/>
      <text:p text:style-name="P2">d) Describe how to use a Singleton design pattern.</text:p>
      <text:p text:style-name="Standard"><text:span text:style-name="T9">Only if we want to have one instance of a class. </text:span><text:span text:style-name="T4">Façade object is Singleton</text:span><text:span text:style-name="T9"> because only one </text:span><text:span text:style-name="T4">Façade object is required.</text:span></text:p>
      <text:p text:style-name="P2"/>
      <text:p text:style-name="P2">e) Give overall a few remarks to implementation, what to remember.</text:p>
      <text:p text:style-name="P4">Public static method getInstance() has to ensure that only one instance of a class is created.</text:p>
      <text:p text:style-name="P2"/>
      <text:p text:style-name="P2">f) Insert code examples (your own code) for the Singleton pattern. Not full code only code fractions directly related to the pattern.</text:p>
      <text:p text:style-name="P8">// Main class</text:p>
      <text:p text:style-name="P7"><text:span text:style-name="T10">ServerModelManager</text:span><text:span text:style-name="T12"> </text:span><text:span text:style-name="T13">model</text:span><text:span text:style-name="T12"> </text:span><text:span text:style-name="T15">=</text:span><text:span text:style-name="T12"> </text:span><text:span text:style-name="T10">ServerModelManager</text:span><text:span text:style-name="T15">.</text:span><text:span text:style-name="T18">getInstance</text:span><text:span text:style-name="T19">()</text:span><text:span text:style-name="T15">;</text:span></text:p>
      <text:p text:style-name="P7"><text:span text:style-name="T15"/></text:p>
      <text:p text:style-name="P8">// ServerModelManager class</text:p>
      <text:p text:style-name="P7"><text:span text:style-name="T15">private</text:span><text:span text:style-name="T12"> </text:span><text:span text:style-name="T15">static</text:span><text:span text:style-name="T12"> </text:span><text:span text:style-name="T10">ServerModelManager</text:span><text:span text:style-name="T12"> </text:span><text:span text:style-name="T11">INSTANCE</text:span><text:span text:style-name="T15">;</text:span></text:p>
      <text:p text:style-name="P9"/>
      <text:p text:style-name="P9"><text:span text:style-name="T12"><text:tab/></text:span><text:span text:style-name="T16">private</text:span><text:span text:style-name="T12"> </text:span><text:span text:style-name="T14">ServerModelManager</text:span><text:span text:style-name="T19">()</text:span></text:p>
      <text:p text:style-name="P9"><text:span text:style-name="T12"><text:tab/></text:span><text:span text:style-name="T19">{</text:span></text:p>
      <text:p text:style-name="P9"><text:span text:style-name="T12"><text:tab/><text:tab/>//</text:span><text:span text:style-name="T15">...</text:span></text:p>
      <text:p text:style-name="P9"><text:span text:style-name="T12"><text:tab/></text:span><text:span text:style-name="T19">}</text:span></text:p>
      <text:p text:style-name="P10"><text:tab/></text:p>
      <text:p text:style-name="P9"><text:span text:style-name="T12"><text:tab/></text:span><text:span text:style-name="T16">public</text:span><text:span text:style-name="T12"> </text:span><text:span text:style-name="T16">static</text:span><text:span text:style-name="T12"> </text:span><text:span text:style-name="T10">ServerModelManager</text:span><text:span text:style-name="T12"> </text:span><text:span text:style-name="T14">getInstance</text:span><text:span text:style-name="T19">()</text:span></text:p>
      <text:p text:style-name="P9"><text:span text:style-name="T12"><text:tab/></text:span><text:span text:style-name="T19">{</text:span></text:p>
      <text:p text:style-name="P9"><text:span text:style-name="T12"><text:tab/><text:tab/></text:span><text:span text:style-name="T16">if</text:span><text:span text:style-name="T19">(</text:span><text:span text:style-name="T11">INSTANCE</text:span><text:span text:style-name="T12"> </text:span><text:span text:style-name="T15">==</text:span><text:span text:style-name="T12"> </text:span><text:span text:style-name="T16">null</text:span><text:span text:style-name="T19">)</text:span></text:p>
      <text:p text:style-name="P9"><text:span text:style-name="T12"><text:tab/><text:tab/></text:span><text:span text:style-name="T19">{</text:span></text:p>
      <text:p text:style-name="P9"><text:span text:style-name="T12"><text:tab/><text:tab/><text:tab/></text:span><text:span text:style-name="T11">INSTANCE</text:span><text:span text:style-name="T12"> </text:span><text:span text:style-name="T15">=</text:span><text:span text:style-name="T12"> </text:span><text:span text:style-name="T16">new</text:span><text:span text:style-name="T12"> </text:span><text:span text:style-name="T10">ServerModelManager</text:span><text:span text:style-name="T19">()</text:span><text:span text:style-name="T15">;</text:span></text:p>
      <text:p text:style-name="P9"><text:span text:style-name="T12"><text:tab/><text:tab/></text:span><text:span text:style-name="T19">}</text:span></text:p>
      <text:p text:style-name="P10"><text:tab/><text:tab/></text:p>
      <text:p text:style-name="P9"><text:span text:style-name="T12"><text:tab/><text:tab/></text:span><text:span text:style-name="T16">return</text:span><text:span text:style-name="T12"> </text:span><text:span text:style-name="T11">INSTANCE</text:span><text:span text:style-name="T15">;</text:span></text:p>
      <text:p text:style-name="P9"><text:span text:style-name="T12"><text:tab/></text:span><text:span text:style-name="T19">}</text:span></text:p>
      <text:p text:style-name="P2"/>
      <text:p text:style-name="P2">g) Create and insert into the document a UML class diagram of the Singleton design pattern you implemented</text:p>
      <text:p text:style-name="P11"><text:soft-page-break/>See a), not import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Calibri" svg:font-family="Calibri, Calibri" style:font-family-generic="swiss"/>
    <style:font-face style:name="Cambria" svg:font-family="Cambria, Cambria" style:font-family-generic="swiss"/>
    <style:font-face style:name="Courier New" svg:font-family="'Courier New', 'Courier New'"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9T16:11:40.09</meta:creation-date>
    <meta:editing-duration>PT1H54M21S</meta:editing-duration>
    <meta:editing-cycles>11</meta:editing-cycles>
    <meta:generator>OpenOffice.org/3.4.1$Win32 OpenOffice.org_project/341m1$Build-9593</meta:generator>
    <dc:date>2013-05-09T18:05:57.26</dc:date>
    <meta:document-statistic meta:table-count="0" meta:image-count="1" meta:object-count="0" meta:page-count="2" meta:paragraph-count="31" meta:word-count="259" meta:character-count="1649"/>
    <meta:user-defined meta:name="Info 1"/>
    <meta:user-defined meta:name="Info 2"/>
    <meta:user-defined meta:name="Info 3"/>
    <meta:user-defined meta:name="Info 4"/>
  </office:meta>
</office:document-meta>
</file>